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none" fo:background-color="#ff3333"/>
    </style:style>
    <style:style style:name="P6" style:family="paragraph" style:parent-style-name="Standard">
      <style:text-properties style:text-underline-style="none" fo:background-color="#ffff00"/>
    </style:style>
    <style:style style:name="P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text-properties fo:font-style="italic" style:text-underline-style="none" fo:font-weight="bold" style:font-style-asian="italic" style:font-weight-asian="bold" style:font-style-complex="italic"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fo:background-color="#ff3333"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fo:background-color="#00cc00" style:font-style-asian="normal" style:font-weight-asian="normal" style:font-style-complex="normal" style:font-weight-complex="normal"/>
    </style:style>
    <style:style style:name="P1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break-before="page"/>
      <style:text-properties style:text-underline-style="none"/>
    </style:style>
    <style:style style:name="P1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style:text-underline-style="none"/>
    </style:style>
    <style:style style:name="P17" style:family="paragraph" style:parent-style-name="Standard" style:list-style-name="L1">
      <style:text-properties style:text-underline-style="none"/>
    </style:style>
    <style:style style:name="P18" style:family="paragraph" style:parent-style-name="Standard">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text-properties style:text-underline-style="solid" style:text-underline-width="auto" style:text-underline-color="font-color"/>
    </style:style>
    <style:style style:name="P2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fo:background-color="#00cc00"/>
    </style:style>
    <style:style style:name="T4"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2"/>
      <text:p text:style-name="P4"/>
      <text:p text:style-name="P1"/>
      <text:p text:style-name="P7">SIR: DOCUMENT PLA</text:p>
      <text:p text:style-name="P10">No te sentit a dir SIR, perque tot lo que s'envia ha d'anar firmat</text:p>
      <text:p text:style-name="P1"><draw:rect text:anchor-type="paragraph" draw:z-index="0" draw:style-name="gr1" draw:text-style-name="P23" svg:width="2.303cm" svg:height="2.594cm" svg:x="13.287cm" svg:y="0.247cm"><text:p text:style-name="P23">DOC</text:p></draw:rect></text:p>
      <text:p text:style-name="P3">ID_FITXER: generat</text:p>
      <text:p text:style-name="P3"><draw:line text:anchor-type="paragraph" draw:z-index="1" draw:style-name="gr2" draw:text-style-name="P23"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7">SIR: DOCUMENT CSV(SICRES enten com a csv un tipus de firma)</text:p>
      <text:p text:style-name="P11">te sentit a dins SIR </text:p>
      <text:p text:style-name="P1"><draw:rect text:anchor-type="paragraph" draw:z-index="20" draw:style-name="gr1" draw:text-style-name="P23" svg:width="2.303cm" svg:height="2.594cm" svg:x="13.287cm" svg:y="0.247cm"><text:p text:style-name="P23">DOC</text:p></draw:rect></text:p>
      <text:p text:style-name="P3">ID_FITXER: generat</text:p>
      <text:p text:style-name="P3"><draw:line text:anchor-type="paragraph" draw:z-index="21" draw:style-name="gr2" draw:text-style-name="P23" svg:x1="1.963cm" svg:y1="0.226cm" svg:x2="13.076cm" svg:y2="0.226cm"><text:p/></draw:line>ANEXO:</text:p>
      <text:p text:style-name="P3">FIRMA_DOC: <text:span text:style-name="T3">codi CSV codificat en base64</text:span></text:p>
      <text:p text:style-name="P3">SEGELL_TEMPS: NULL</text:p>
      <text:p text:style-name="P3">ID_DOC_FIRMAT: <text:s/>NULL <text:s text:c="49"/></text:p>
      <text:p text:style-name="P1"/>
      <text:p text:style-name="P1"/>
      <text:p text:style-name="P1"/>
      <text:p text:style-name="P7">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3">NOTA: Si inclou csv s'ha d'afegir una metadada</text:p>
      <text:p text:style-name="P3"/>
      <text:p text:style-name="P7">REGWEB</text:p>
      <text:p text:style-name="P3">Te sentit</text:p>
      <text:p text:style-name="P3"/>
      <text:p text:style-name="P14"/>
      <text:p text:style-name="P3"/>
      <text:p text:style-name="P2">CAS 2: NOMÉS LA FIRMA</text:p>
      <text:p text:style-name="P1"/>
      <text:p text:style-name="P7">COMENTARIS</text:p>
      <text:list xml:id="list7109917488045553208" text:style-name="L1">
        <text:list-item>
          <text:p text:style-name="P17">No duu l'original, ni Attached ni Detached</text:p>
        </text:list-item>
        <text:list-item>
          <text:p text:style-name="P17">Inclou els formats: XADES, CADES, SMIME,....</text:p>
        </text:list-item>
      </text:list>
      <text:p text:style-name="P1"/>
      <text:p text:style-name="P7">SIR(*)</text:p>
      <text:p text:style-name="P5"><draw:rect text:anchor-type="paragraph" draw:z-index="2" draw:style-name="gr1" draw:text-style-name="P23" svg:width="2.303cm" svg:height="2.594cm" svg:x="13.287cm" svg:y="0.247cm"><text:p text:style-name="P23">FIRMA</text:p></draw:rect>No te sentit a SIR</text:p>
      <text:p text:style-name="P3">ID_FITXER: generat</text:p>
      <text:p text:style-name="P3"><draw:line text:anchor-type="paragraph" draw:z-index="3" draw:style-name="gr2" draw:text-style-name="P23"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7">PROBLEMÁTICA</text:p>
      <text:p text:style-name="P3">(*) A nivell SIR no sabem indicar que és una firma.</text:p>
      <text:p text:style-name="P3">(**) No sabem extreure segell de temps</text:p>
      <text:p text:style-name="P3"/>
      <text:p text:style-name="P3"/>
      <text:p text:style-name="P7">REGWEB</text:p>
      <text:p text:style-name="P5">No te sentit</text:p>
      <text:p text:style-name="P15">CAS 3: FIRMA AMB DOC ORIG. ATTACHED</text:p>
      <text:p text:style-name="P1"/>
      <text:p text:style-name="P7">COMENTARIS</text:p>
      <text:p text:style-name="P8"/>
      <text:p text:style-name="P9">(1) 1 fitxer de FIRMA de tipus cades, xades, ... que inclou doc original</text:p>
      <text:p text:style-name="P3"/>
      <text:p text:style-name="P1"/>
      <text:p text:style-name="P7">SIR(*)</text:p>
      <text:p text:style-name="P1"><draw:rect text:anchor-type="paragraph" draw:z-index="4" draw:style-name="gr3" draw:text-style-name="P23" svg:width="3.017cm" svg:height="4.213cm" svg:x="13.367cm" svg:y="0.194cm"><text:p text:style-name="P23">FIRMA</text:p><text:p text:style-name="P23"/></draw:rect></text:p>
      <text:p text:style-name="P3">ID_FITXER: generat</text:p>
      <text:p text:style-name="P3"><draw:line text:anchor-type="paragraph" draw:z-index="5" draw:style-name="gr2" draw:text-style-name="P23" svg:x1="1.963cm" svg:y1="0.226cm" svg:x2="13.076cm" svg:y2="0.226cm"><text:p/></draw:line>ANEXO:</text:p>
      <text:p text:style-name="P3">FIRMA_DOC: NULL <text:s text:c="2"/>o <text:s text:c="2"/>csv en base64</text:p>
      <text:p text:style-name="P3">SEGELL_TEMPS: NULL (**)</text:p>
      <text:p text:style-name="P3"><draw:rect text:anchor-type="paragraph" draw:z-index="6" draw:style-name="gr1" draw:text-style-name="P23" svg:width="2.356cm" svg:height="1.324cm" svg:x="13.737cm" svg:y="0.305cm"><text:p text:style-name="P23">DOC ORIG</text:p></draw:rect>ID_DOC_FIRMAT: <text:s/>NULL <text:s text:c="49"/></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NOTA: Si inclou csv s'ha d'afegir una metadada</text:p>
      <text:p text:style-name="P3"/>
      <text:p text:style-name="P7">PROBLEMÁTICA</text:p>
      <text:p text:style-name="P3">(*) Confon amb el cas 2</text:p>
      <text:p text:style-name="P3">(**) No sabem extreure segell de temps</text:p>
      <text:p text:style-name="P3"/>
      <text:p text:style-name="P7">REGWEB</text:p>
      <text:p text:style-name="P9">NOTA: Si inclou csv s'ha de guardar en bd.</text:p>
      <text:p text:style-name="P15">CAS 4: FIRMA AMB DOC ORIG. DETACHED</text:p>
      <text:p text:style-name="P1"/>
      <text:p text:style-name="P7">COMENTARIS</text:p>
      <text:p text:style-name="P8"/>
      <text:list xml:id="list8236108896274527969" text:style-name="L2">
        <text:list-item>
          <text:p text:style-name="P19">Ens passen dos fitxers</text:p>
        </text:list-item>
        <text:list-item>
          <text:p text:style-name="P19">Firma inclou fitxers xades, cades, smime</text:p>
        </text:list-item>
      </text:list>
      <text:p text:style-name="P3"/>
      <text:p text:style-name="P1"/>
      <text:p text:style-name="P7">SIR</text:p>
      <text:p text:style-name="P7"/>
      <text:p text:style-name="P1"><draw:rect text:anchor-type="paragraph" draw:z-index="7" draw:style-name="gr3" draw:text-style-name="P23" svg:width="3.017cm" svg:height="4.213cm" svg:x="13.367cm" svg:y="0.194cm"><text:p text:style-name="P23">DOC</text:p><text:p text:style-name="P23"/></draw:rect>Segmento 1</text:p>
      <text:p text:style-name="P1"/>
      <text:p text:style-name="P3"><draw:line text:anchor-type="paragraph" draw:z-index="13" draw:style-name="gr5" draw:text-style-name="P23" svg:x1="-0.974cm" svg:y1="0.358cm" svg:x2="0.058cm" svg:y2="0.358cm"><text:p/></draw:line><draw:line text:anchor-type="paragraph" draw:z-index="12" draw:style-name="gr4" draw:text-style-name="P23" svg:x1="-0.974cm" svg:y1="8.137cm" svg:x2="-0.974cm" svg:y2="0.358cm"><text:p/></draw:line>ID_FITXER: generat</text:p>
      <text:p text:style-name="P3"><draw:line text:anchor-type="paragraph" draw:z-index="8" draw:style-name="gr2" draw:text-style-name="P23" svg:x1="1.963cm" svg:y1="0.226cm" svg:x2="13.076cm" svg:y2="0.226cm"><text:p/></draw:line>ANEXO:</text:p>
      <text:p text:style-name="P3">FIRMA_DOC: NULL <text:s/>o <text:s text:c="2"/>csv en base64</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23" svg:width="3.017cm" svg:height="4.213cm" svg:x="13.367cm" svg:y="0.194cm"><text:p text:style-name="P23">FIRMA</text:p><text:p text:style-name="P23"/></draw:rect>Segmento 2</text:p>
      <text:p text:style-name="P3">ID_FITXER: generat</text:p>
      <text:p text:style-name="P3"><draw:line text:anchor-type="paragraph" draw:z-index="10" draw:style-name="gr2" draw:text-style-name="P23" svg:x1="1.963cm" svg:y1="0.226cm" svg:x2="13.076cm" svg:y2="0.226cm"><text:p/></draw:line>ANEXO:</text:p>
      <text:p text:style-name="P3">FIRMA_DOC: NULL</text:p>
      <text:p text:style-name="P3">SEGELL_TEMPS: NULL (**)</text:p>
      <text:p text:style-name="P3"><draw:line text:anchor-type="paragraph" draw:z-index="11" draw:style-name="gr2" draw:text-style-name="P23" svg:x1="-0.021cm" svg:y1="0.321cm" svg:x2="-0.974cm" svg:y2="0.347cm"><text:p/></draw:line>ID_DOC_FIRMAT: <text:s text:c="51"/></text:p>
      <text:p text:style-name="P1"/>
      <text:p text:style-name="P1"/>
      <text:p text:style-name="P1"/>
      <text:p text:style-name="P1"/>
      <text:p text:style-name="P1"/>
      <text:p text:style-name="P1"/>
      <text:p text:style-name="P7">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3">NOTA: Si inclou csv s'ha d'afegir una metadada</text:p>
      <text:p text:style-name="P3"/>
      <text:p text:style-name="P7">REGWEB</text:p>
      <text:p text:style-name="P3">NOTA: Si inclou csv s'ha de guardar en bd.</text:p>
      <text:p text:style-name="P3"/>
      <text:p text:style-name="P7">PROBLEMÁTICA</text:p>
      <text:p text:style-name="P3">(**) No sabem extreure segell de temps</text:p>
      <text:p text:style-name="P3"/>
      <text:p text:style-name="P15">CAS 5: DOCUMENT AMB FIRMA ATTACHED</text:p>
      <text:p text:style-name="P1"/>
      <text:p text:style-name="P7">COMENTARIS</text:p>
      <text:p text:style-name="P1"/>
      <text:p text:style-name="P9">(1) 1 Fitxer seria el cas de PADES, OpenDocument+ firma, ooxml + firma</text:p>
      <text:p text:style-name="P3"/>
      <text:p text:style-name="P1"/>
      <text:p text:style-name="P7">SIR(*)</text:p>
      <text:p text:style-name="P1"><draw:rect text:anchor-type="paragraph" draw:z-index="14" draw:style-name="gr3" draw:text-style-name="P23" svg:width="3.017cm" svg:height="4.213cm" svg:x="13.367cm" svg:y="0.194cm"><text:p text:style-name="P23">DOC</text:p><text:p text:style-name="P23"/></draw:rect></text:p>
      <text:p text:style-name="P3"><draw:path text:anchor-type="paragraph" draw:z-index="19" draw:style-name="gr5" draw:text-style-name="P23"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23" svg:x1="1.963cm" svg:y1="0.226cm" svg:x2="13.076cm" svg:y2="0.226cm"><text:p/></draw:line>ANEXO:</text:p>
      <text:p text:style-name="P3">FIRMA_DOC: NULL <text:s/>o <text:s text:c="2"/>csv en base64</text:p>
      <text:p text:style-name="P3"><draw:path text:anchor-type="paragraph" draw:z-index="18" draw:style-name="gr5" draw:text-style-name="P23"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23" svg:width="1.244cm" svg:height="1.324cm" svg:x="14.848cm" svg:y="0.305cm"><text:p text:style-name="P23">FIRMA</text:p></draw:rect><draw:custom-shape text:anchor-type="paragraph" draw:z-index="17" draw:style-name="gr6" draw:text-style-name="P23"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7">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3">NOTA: Si inclou csv s'ha d'afegir una metadada</text:p>
      <text:p text:style-name="P3"/>
      <text:p text:style-name="P7">REGWEB</text:p>
      <text:p text:style-name="P3">NOTA: Si inclou csv s'ha de guardar en bd.</text:p>
      <text:p text:style-name="P3"/>
      <text:p text:style-name="P1"><text:span text:style-name="T4">PROBLEMÁTICA</text:span></text:p>
      <text:p text:style-name="P3">(**) No sabem extreure segell de temps</text:p>
      <text:p text:style-name="P3"/>
      <text:p text:style-name="P3"/>
      <text:p text:style-name="P3"/>
      <text:p text:style-name="P15">CAS 6: DOCUMENT ORIGINAL I DOC. AMB FIRMA ATTACHED</text:p>
      <text:p text:style-name="P7"/>
      <text:p text:style-name="P7">COMENTARIS</text:p>
      <text:p text:style-name="P1"/>
      <text:list xml:id="list5782819138577106818" text:style-name="L3">
        <text:list-item>
          <text:p text:style-name="P20">2 fitxers</text:p>
        </text:list-item>
        <text:list-item>
          <text:p text:style-name="P20">Doc. Orig. <text:s/>-----&gt; Comentari CAS 1</text:p>
        </text:list-item>
        <text:list-item>
          <text:p text:style-name="P20">Doc amb Firma attached -----&gt; PADES, OPENDOC + firma, ooxml + firma</text:p>
        </text:list-item>
      </text:list>
      <text:p text:style-name="P3"/>
      <text:p text:style-name="P1"/>
      <text:p text:style-name="P7">SIR(*)</text:p>
      <text:p text:style-name="P1"/>
      <text:p text:style-name="P3">DOC. ORIG ------&gt; <text:span text:style-name="T2">No s'envia a SIR (*)</text:span></text:p>
      <text:p text:style-name="P3">DOC AMB FIRMA ATTACHED ----&gt; Tractar com cas 5</text:p>
      <text:p text:style-name="P1"/>
      <text:p text:style-name="P6">(*) SIR : No podem relacionar "DOC ORIG" amb <text:s/>"DOC AMB FIRMA <text:s/>ATTACHED"</text:p>
      <text:p text:style-name="P1"/>
      <text:p text:style-name="P1"/>
      <text:p text:style-name="P7">DOCUMENTCUSTODY API II</text:p>
      <text:p text:style-name="P1"/>
      <text:p text:style-name="P3">DOCUMENT CUSTODY <text:s/>----&gt; DOC CUST CAS 1</text:p>
      <text:p text:style-name="P3">SIGNATURE CUSTODY <text:s/>----&gt; <text:s/>SIG CUST CAS 5</text:p>
      <text:p text:style-name="P3"/>
      <text:p text:style-name="P3"/>
      <text:p text:style-name="P7">REGWEB</text:p>
      <text:p text:style-name="P7"/>
      <text:p text:style-name="P9">Exemple: Scan Web 2.0.0: Escaner que retorna per exemple PDF i PDF_FIRMAT.</text:p>
      <text:p text:style-name="P3"/>
      <text:p text:style-name="P6"/>
      <text:p text:style-name="P3"/>
      <text:p text:style-name="P3"/>
      <text:p text:style-name="P3"/>
      <text:p text:style-name="P15">CAS 7: DOCUMENT ORIGINAL I <text:s/>FIRMA AMB DOC. ORIGINAL ATTACHED</text:p>
      <text:p text:style-name="P7"/>
      <text:p text:style-name="P7">COMENTARIS</text:p>
      <text:p text:style-name="P1"/>
      <text:list xml:id="list33193898" text:continue-numbering="true" text:style-name="L3">
        <text:list-item>
          <text:p text:style-name="P20">2 fitxers</text:p>
        </text:list-item>
        <text:list-item>
          <text:p text:style-name="P20">Doc. Orig. <text:s/>-----&gt; Comentari CAS 1</text:p>
        </text:list-item>
        <text:list-item>
          <text:p text:style-name="P20">Doc amb Firma attached -----&gt; Comentari cas 3</text:p>
        </text:list-item>
      </text:list>
      <text:p text:style-name="P1"/>
      <text:p text:style-name="P7">SIR(*)</text:p>
      <text:p text:style-name="P1"/>
      <text:p text:style-name="P3">DOC. ORIG ------&gt; Tractar com CAS 1</text:p>
      <text:p text:style-name="P3">DOC AMB FIRMA ATTACHED ----&gt; Tractar com cas 3</text:p>
      <text:p text:style-name="P1"/>
      <text:p text:style-name="P1"/>
      <text:p text:style-name="P7">DOCUMENTCUSTODY API II</text:p>
      <text:p text:style-name="P1"/>
      <text:p text:style-name="P3">DOCUMENT CUSTODY <text:s/>----&gt; DOC CUST CAS 1</text:p>
      <text:p text:style-name="P3">SIGNATURE CUSTODY <text:s/>----&gt; <text:s/>SIG CUST CAS 3</text:p>
      <text:p text:style-name="P3"/>
      <text:p text:style-name="P7">REGWEB</text:p>
      <text:p text:style-name="P7"/>
      <text:p text:style-name="P3"/>
      <text:p text:style-name="P7">PROBLEMÁTICA</text:p>
      <text:p text:style-name="P3">(*) SIR : No podem relacionar "DOC ORIG" amb <text:s/>"<text:span text:style-name="T1">FIRMA AMB DOC. ORIGINAL ATTACHED</text:span>"</text:p>
      <text:p text:style-name="P3"/>
      <text:p text:style-name="P3"/>
      <text:p text:style-name="P12">CASOS SOPORTATS PER REGWEB</text:p>
      <text:p text:style-name="P13"/>
      <text:p text:style-name="P13">CAS 1 ---&gt; OK</text:p>
      <text:p text:style-name="P13">CAS 2 ---&gt; NO</text:p>
      <text:p text:style-name="P13">CAS 3 ---&gt; NO</text:p>
      <text:p text:style-name="P13">CAS 4 ---&gt; OK <text:s/>(Còpia compulsada + <text:s/>Firma en document separat)</text:p>
      <text:p text:style-name="P13">CAS 5 ---&gt; OK <text:s/>(Còpia compulsada + <text:s/>Doc amb firma adjunta)</text:p>
      <text:p text:style-name="P13">CAS 6 ---&gt; NO</text:p>
      <text:p text:style-name="P13">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M15S</meta:editing-duration>
    <meta:editing-cycles>27</meta:editing-cycles>
    <meta:generator>OpenOffice/4.1.1$Win32 OpenOffice.org_project/411m6$Build-9775</meta:generator>
    <dc:date>2016-06-10T13:02:24.34</dc:date>
    <dc:creator>Marilen Gonzalez</dc:creator>
    <meta:document-statistic meta:table-count="0" meta:image-count="0" meta:object-count="0" meta:page-count="7" meta:paragraph-count="150" meta:word-count="682" meta:character-count="5094"/>
    <meta:user-defined meta:name="Info 1"/>
    <meta:user-defined meta:name="Info 2"/>
    <meta:user-defined meta:name="Info 3"/>
    <meta:user-defined meta:name="Info 4"/>
  </office:meta>
</office:document-meta>
</file>